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14.3mm" fo:margin-top="85mm" fo:margin-bottom="0mm" table:align="left"/>
    </style:style>
    <style:style style:name="Table1.A" style:family="table-column">
      <style:table-column-properties style:column-width="57.15mm"/>
    </style:style>
    <style:style style:name="Table1.B" style:family="table-column">
      <style:table-column-properties style:column-width="17.15mm"/>
    </style:style>
    <style:style style:name="Table1.C" style:family="table-column">
      <style:table-column-properties style:column-width="40.01mm"/>
    </style:style>
    <style:style style:name="Table1.1" style:family="table-row">
      <style:table-row-properties style:min-row-height="13.23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19.58mm"/>
    </style:style>
    <style:style style:name="Table1.A2" style:family="table-cell">
      <style:table-cell-properties fo:padding="0.97mm" fo:border-left="none" fo:border-right="none" fo:border-top="0.02mm solid #000000" fo:border-bottom="none"/>
    </style:style>
    <style:style style:name="Table1.4" style:family="table-row">
      <style:table-row-properties style:min-row-height="20.9m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p" style:master-page-name="Standard">
      <style:paragraph-properties style:page-number="1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weight-asian="bold" style:font-weight-complex="bold"/>
    </style:style>
    <style:style style:name="P7" style:family="paragraph" style:parent-style-name="p-center" style:master-page-name="Title_20_Page">
      <style:paragraph-properties style:page-number="auto"/>
    </style:style>
    <style:style style:name="P8" style:family="paragraph" style:parent-style-name="Contents_20_1">
      <style:paragraph-properties>
        <style:tab-stops>
          <style:tab-stop style:position="129.98m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UNIVERSITY OF SOUTHERN QUEENSLAND</text:span> </text:p>
      <text:p text:style-name="Title-book"><text:title>Dissertation title</text:title>:</text:p>
      <text:p text:style-name="Title-book-sub">Subtitle of Dissertation</text:p>
      <text:p text:style-name="p-center">A Dissertation submitted by</text:p>
      <text:p text:style-name="p-meta-author">Arthur B Candidate</text:p>
      <text:p text:style-name="p-center"/>
      <text:p text:style-name="p-center">For the award of</text:p>
      <text:p text:style-name="p-center">Doctor of Philosophy</text:p>
      <text:p text:style-name="p-center">Year</text:p>
      <text:p text:style-name="p"><text:s/></text:p>
      <text:p text:style-name="Title">Abstract</text:p>
      <text:p text:style-name="p-meta-abstract">[Insert text for abstract]</text:p>
      <text:p text:style-name="Title">Certification of Dissertation</text:p>
      <text:p text:style-name="p">I certify that the ideas, experimental work, results, analyses, software and conclusions reported in this dissertation are my own effort, except where otherwise acknowledged. I also certify that the work is original and has not been submitted for any other award, except where otherwise acknowledged.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">Signature of Candidate</text:p>
          </table:table-cell>
          <table:table-cell table:style-name="Table1.A1" office:value-type="string">
            <text:p text:style-name="P5"/>
          </table:table-cell>
          <table:table-cell table:style-name="Table1.A2" office:value-type="string">
            <text:p text:style-name="P5">Date</text:p>
          </table:table-cell>
        </table:table-row>
        <table:table-row>
          <table:table-cell table:style-name="Table1.A1" office:value-type="string">
            <text:p text:style-name="P6">ENDORSEMENT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Signature of Supervisor/s</text:p>
          </table:table-cell>
          <table:table-cell table:style-name="Table1.A1" office:value-type="string">
            <text:p text:style-name="P5"/>
          </table:table-cell>
          <table:table-cell table:style-name="Table1.A2" office:value-type="string">
            <text:p text:style-name="P5">Date</text:p>
          </table:table-cell>
        </table:table-row>
      </table:table>
      <text:p text:style-name="Title">Acknowledgements</text:p>
      <text:p text:style-name="p">[Insert acknowledgements]</text:p>
      <text:p text:style-name="Title">Table of Contents</text:p>
      <text:table-of-content text:style-name="Sect1" text:protected="true" text:name="Table of Contents1">
        <text:table-of-content-source text:outline-level="10" text:use-index-source-styles="true">
          <text:index-title-template text:style-name="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  <text:index-source-style text:style-name="Title-chapter"/>
          </text:index-source-styles>
          <text:index-source-styles text:outline-level="2">
            <text:index-source-style text:style-name="h1"/>
            <text:index-source-style text:style-name="h1n"/>
          </text:index-source-styles>
          <text:index-source-styles text:outline-level="3">
            <text:index-source-style text:style-name="h2"/>
            <text:index-source-style text:style-name="h2n"/>
          </text:index-source-styles>
        </text:table-of-content-source>
        <text:index-body>
          <text:p text:style-name="P8">Abstract<text:tab/>ii</text:p>
          <text:p text:style-name="P8">Certification of Dissertation<text:tab/>iii</text:p>
          <text:p text:style-name="P8">Acknowledgements<text:tab/>iv</text:p>
          <text:p text:style-name="P8">Table of Contents<text:tab/>v</text:p>
        </text:index-body>
      </text:table-of-content>
      <text:p text:style-name="p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p" style:class="chapter" style:master-page-name="">
      <style:paragraph-properties fo:text-align="center" style:justify-single-word="false" style:page-number="auto" fo:break-before="pag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 style:parent-style-name="Standard">
      <style:paragraph-properties fo:margin-left="0%" fo:margin-right="0mm" fo:margin-top="4.2mm" fo:margin-bottom="0mm" fo:text-align="start" style:justify-single-word="false" fo:text-indent="0mm" style:auto-text-indent="false"/>
      <style:text-properties style:font-name="Times New Roman" fo:font-size="12pt" fo:font-style="normal"/>
    </style:style>
    <style:style style:name="h1" style:family="paragraph" style:parent-style-name="Heading_20_1" style:next-style-name="p">
      <style:paragraph-properties fo:margin-top="9.21mm" fo:margin-bottom="3.49mm" fo:keep-with-next="always"/>
      <style:text-properties style:font-name="Helvetica-Narrow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p-indent" style:family="paragraph" style:parent-style-name="p">
      <style:paragraph-properties fo:margin-left="6mm" fo:margin-right="0mm" fo:text-indent="0mm" style:auto-text-indent="false"/>
    </style:style>
    <style:style style:name="bq1" style:family="paragraph" style:parent-style-name="p-indent">
      <style:paragraph-properties fo:margin-left="101%" fo:margin-right="0mm" fo:text-indent="0mm" style:auto-text-indent="false"/>
      <style:text-properties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4.98mm" style:type="center"/>
          <style:tab-stop style:position="129.98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4.98mm" style:type="center"/>
          <style:tab-stop style:position="129.98mm" style:type="right"/>
        </style:tab-stops>
      </style:paragraph-properties>
    </style:style>
    <style:style style:name="li1p" style:family="paragraph" style:parent-style-name="p-indent">
      <style:paragraph-properties fo:margin-left="101%" fo:margin-right="0mm" fo:margin-top="2.1mm" fo:margin-bottom="0mm" fo:text-indent="0mm" style:auto-text-indent="false"/>
      <style:text-properties fo:font-style="normal"/>
    </style:style>
    <style:style style:name="li1a" style:family="paragraph" style:parent-style-name="li1p" style:list-style-name="li1a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li1i" style:family="paragraph" style:parent-style-name="li1p" style:list-style-name="li1i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li1A" style:family="paragraph" style:parent-style-name="li1p" style:list-style-name="li1A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li1I" style:family="paragraph" style:parent-style-name="li1p" style:list-style-name="li1I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li1n" style:family="paragraph" style:parent-style-name="li1p" style:list-style-name="li1n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li1b" style:family="paragraph" style:parent-style-name="li1p" style:list-style-name="li1b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mm" fo:margin-top="2.1mm" fo:margin-bottom="0mm" fo:text-indent="0mm" style:auto-text-indent="false"/>
      <style:text-properties fo:font-style="normal"/>
    </style:style>
    <style:style style:name="li2a" style:family="paragraph" style:parent-style-name="li2p" style:list-style-name="li2a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li2i" style:family="paragraph" style:parent-style-name="li2p" style:list-style-name="li2i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li2A" style:family="paragraph" style:parent-style-name="li2p" style:list-style-name="li2A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li2I" style:family="paragraph" style:parent-style-name="li2p" style:list-style-name="li2I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li2n" style:family="paragraph" style:parent-style-name="li2p" style:list-style-name="li2n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li2b" style:family="paragraph" style:parent-style-name="li2p" style:list-style-name="li2b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h2" style:family="paragraph" style:parent-style-name="h1" style:next-style-name="p">
      <style:paragraph-properties fo:margin-top="7.37mm" fo:margin-bottom="2.79mm"/>
      <style:text-properties fo:font-size="1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mm" fo:margin-top="2.1mm" fo:margin-bottom="0mm" fo:text-indent="0mm" style:auto-text-indent="false"/>
      <style:text-properties fo:font-style="normal"/>
    </style:style>
    <style:style style:name="li3a" style:family="paragraph" style:parent-style-name="li3p" style:list-style-name="li3a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li3i" style:family="paragraph" style:parent-style-name="li3p" style:list-style-name="li3i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li3A" style:family="paragraph" style:parent-style-name="li3p" style:list-style-name="li3A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li3I" style:family="paragraph" style:parent-style-name="li3p" style:list-style-name="li3I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li3n" style:family="paragraph" style:parent-style-name="li3p" style:list-style-name="li3n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li3b" style:family="paragraph" style:parent-style-name="li3p" style:list-style-name="li3b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h3" style:family="paragraph" style:parent-style-name="h2" style:next-style-name="p">
      <style:paragraph-properties fo:margin-top="5.54mm" fo:margin-bottom="2.08mm"/>
      <style:text-properties fo:font-size="13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mm" fo:margin-top="2.1mm" fo:margin-bottom="0mm" fo:text-indent="0mm" style:auto-text-indent="false"/>
      <style:text-properties fo:font-style="normal"/>
    </style:style>
    <style:style style:name="li4a" style:family="paragraph" style:parent-style-name="li4p" style:list-style-name="li4a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li4i" style:family="paragraph" style:parent-style-name="li4p" style:list-style-name="li4i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li4A" style:family="paragraph" style:parent-style-name="li4p" style:list-style-name="li4A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li4I" style:family="paragraph" style:parent-style-name="li4p" style:list-style-name="li4I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li4n" style:family="paragraph" style:parent-style-name="li4p" style:list-style-name="li4n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li4b" style:family="paragraph" style:parent-style-name="li4p" style:list-style-name="li4b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h4" style:family="paragraph" style:parent-style-name="h3" style:next-style-name="p">
      <style:paragraph-properties fo:margin-top="3.69mm" fo:margin-bottom="1.39mm"/>
      <style:text-properties fo:font-size="13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mm" fo:margin-top="2.1mm" fo:margin-bottom="0mm" fo:text-indent="0mm" style:auto-text-indent="false"/>
      <style:text-properties fo:font-style="normal"/>
    </style:style>
    <style:style style:name="li5a" style:family="paragraph" style:parent-style-name="li5p" style:list-style-name="li5a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li5i" style:family="paragraph" style:parent-style-name="li5p" style:list-style-name="li5i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li5A" style:family="paragraph" style:parent-style-name="li5p" style:list-style-name="li5A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li5I" style:family="paragraph" style:parent-style-name="li5p" style:list-style-name="li5I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li5n" style:family="paragraph" style:parent-style-name="li5p" style:list-style-name="li5n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li5b" style:family="paragraph" style:parent-style-name="li5p" style:list-style-name="li5b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h5" style:family="paragraph" style:parent-style-name="h4" style:next-style-name="p">
      <style:paragraph-properties fo:margin-top="1.83mm" fo:margin-bottom="0mm"/>
      <style:text-properties fo:font-size="12pt"/>
    </style:style>
    <style:style style:name="h5n" style:family="paragraph" style:parent-style-name="h5" style:next-style-name="p" style:default-outline-level="6"/>
    <style:style style:name="dd1" style:family="paragraph" style:parent-style-name="p-indent">
      <style:paragraph-properties fo:margin-left="101%" fo:margin-right="0mm" fo:margin-top="2.1mm" fo:margin-bottom="0mm" fo:text-indent="0mm" style:auto-text-indent="false"/>
      <style:text-properties fo:font-style="normal"/>
    </style:style>
    <style:style style:name="dt1" style:family="paragraph" style:parent-style-name="p" style:next-style-name="dd1">
      <style:paragraph-properties fo:margin-left="0%" fo:margin-right="0mm" fo:margin-top="2.1mm" fo:margin-bottom="0mm" fo:text-indent="0mm" style:auto-text-indent="false"/>
      <style:text-properties fo:font-weight="bold"/>
    </style:style>
    <style:style style:name="dd2" style:family="paragraph" style:parent-style-name="dd1">
      <style:paragraph-properties fo:margin-left="200%" fo:margin-right="0mm" fo:text-indent="0mm" style:auto-text-indent="false"/>
    </style:style>
    <style:style style:name="dd3" style:family="paragraph" style:parent-style-name="dd2">
      <style:paragraph-properties fo:margin-left="150%" fo:margin-right="0mm" fo:text-indent="0mm" style:auto-text-indent="false"/>
    </style:style>
    <style:style style:name="dd4" style:family="paragraph" style:parent-style-name="dd3">
      <style:paragraph-properties fo:margin-left="133%" fo:margin-right="0mm" fo:text-indent="0mm" style:auto-text-indent="false"/>
    </style:style>
    <style:style style:name="dd5" style:family="paragraph" style:parent-style-name="dd4">
      <style:paragraph-properties fo:margin-left="125%" fo:margin-right="0mm" fo:text-indent="0mm" style:auto-text-indent="false"/>
    </style:style>
    <style:style style:name="dt2" style:family="paragraph" style:parent-style-name="dd1" style:next-style-name="dd2">
      <style:paragraph-properties fo:margin-left="101%" fo:margin-right="0mm" fo:margin-top="2.1mm" fo:margin-bottom="0mm" fo:text-indent="0m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mm" fo:text-indent="0mm" style:auto-text-indent="false"/>
    </style:style>
    <style:style style:name="dt4" style:family="paragraph" style:parent-style-name="dt3" style:next-style-name="dd4">
      <style:paragraph-properties fo:margin-left="150%" fo:margin-right="0mm" fo:text-indent="0mm" style:auto-text-indent="false"/>
    </style:style>
    <style:style style:name="dt5" style:family="paragraph" style:parent-style-name="dt4" style:next-style-name="dd5">
      <style:paragraph-properties fo:margin-left="133%" fo:margin-right="0mm" fo:text-indent="0mm" style:auto-text-indent="false"/>
    </style:style>
    <style:style style:name="pre1" style:family="paragraph" style:parent-style-name="p-indent">
      <style:paragraph-properties fo:margin-left="101%" fo:margin-right="0mm" fo:text-indent="0mm" style:auto-text-indent="false" fo:background-color="#cccccc">
        <style:background-image/>
      </style:paragraph-properties>
      <style:text-properties style:font-name="Courier New" fo:font-size="10pt" fo:font-style="normal"/>
    </style:style>
    <style:style style:name="pre2" style:family="paragraph" style:parent-style-name="pre1">
      <style:paragraph-properties fo:margin-left="200%" fo:margin-right="0mm" fo:text-indent="0mm" style:auto-text-indent="false"/>
    </style:style>
    <style:style style:name="pre3" style:family="paragraph" style:parent-style-name="pre2">
      <style:paragraph-properties fo:margin-left="150%" fo:margin-right="0mm" fo:text-indent="0mm" style:auto-text-indent="false"/>
    </style:style>
    <style:style style:name="pre4" style:family="paragraph" style:parent-style-name="pre3">
      <style:paragraph-properties fo:margin-left="133%" fo:margin-right="0mm" fo:text-indent="0mm" style:auto-text-indent="false"/>
    </style:style>
    <style:style style:name="pre5" style:family="paragraph" style:parent-style-name="pre4">
      <style:paragraph-properties fo:margin-left="125%" fo:margin-right="0mm" fo:text-indent="0mm" style:auto-text-indent="false"/>
    </style:style>
    <style:style style:name="bq2" style:family="paragraph" style:parent-style-name="bq1">
      <style:paragraph-properties fo:margin-left="200%" fo:margin-right="0mm" fo:text-indent="0mm" style:auto-text-indent="false"/>
    </style:style>
    <style:style style:name="bq3" style:family="paragraph" style:parent-style-name="bq2">
      <style:paragraph-properties fo:margin-left="150%" fo:margin-right="0mm" fo:text-indent="0mm" style:auto-text-indent="false"/>
    </style:style>
    <style:style style:name="bq4" style:family="paragraph" style:parent-style-name="bq3">
      <style:paragraph-properties fo:margin-left="133%" fo:margin-right="0mm" fo:text-indent="0mm" style:auto-text-indent="false"/>
    </style:style>
    <style:style style:name="bq5" style:family="paragraph" style:parent-style-name="bq4">
      <style:paragraph-properties fo:margin-left="125%" fo:margin-right="0mm" fo:text-indent="0mm" style:auto-text-indent="false"/>
    </style:style>
    <style:style style:name="bq1source" style:family="paragraph" style:parent-style-name="bq1" style:next-style-name="p">
      <style:paragraph-properties fo:margin-left="101%" fo:margin-right="0mm" fo:margin-top="1.01mm" fo:margin-bottom="0mm" fo:text-indent="0mm" style:auto-text-indent="false"/>
      <style:text-properties fo:font-size="9pt" fo:font-style="normal"/>
    </style:style>
    <style:style style:name="bq2source" style:family="paragraph" style:parent-style-name="bq1source">
      <style:paragraph-properties fo:margin-left="200%" fo:margin-right="0mm" fo:text-indent="0mm" style:auto-text-indent="false"/>
    </style:style>
    <style:style style:name="bq3source" style:family="paragraph" style:parent-style-name="bq2source">
      <style:paragraph-properties fo:margin-left="150%" fo:margin-right="0mm" fo:text-indent="0mm" style:auto-text-indent="false"/>
    </style:style>
    <style:style style:name="bq4source" style:family="paragraph" style:parent-style-name="bq3source">
      <style:paragraph-properties fo:margin-left="133%" fo:margin-right="0mm" fo:text-indent="0mm" style:auto-text-indent="false"/>
    </style:style>
    <style:style style:name="bq5source" style:family="paragraph" style:parent-style-name="bq4source">
      <style:paragraph-properties fo:margin-left="125%" fo:margin-right="0mm" fo:text-indent="0m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 style:master-page-name="">
      <style:paragraph-properties fo:margin-top="70.01mm" fo:margin-bottom="0mm" style:page-number="auto" fo:break-before="auto" fo:break-after="auto"/>
      <style:text-properties fo:text-transform="uppercase" fo:font-size="14pt"/>
    </style:style>
    <style:style style:name="p-center" style:family="paragraph" style:parent-style-name="p">
      <style:paragraph-properties fo:margin-left="0%" fo:margin-right="0mm" fo:margin-top="4.2mm" fo:margin-bottom="0mm" fo:text-align="center" style:justify-single-word="false" fo:text-indent="0mm" style:auto-text-indent="false"/>
      <style:text-properties style:font-name="Times New Roman" fo:font-size="12pt" fo:font-style="normal"/>
    </style:style>
    <style:style style:name="p-right" style:family="paragraph" style:parent-style-name="p">
      <style:paragraph-properties fo:margin-left="0%" fo:margin-right="0mm" fo:margin-top="4.2mm" fo:margin-bottom="0mm" fo:text-align="end" style:justify-single-word="false" fo:text-indent="0mm" style:auto-text-indent="false"/>
      <style:text-properties style:font-name="Times New Roman" fo:font-size="11pt" fo:font-style="normal"/>
    </style:style>
    <style:style style:name="Title-book-sub" style:family="paragraph" style:parent-style-name="Title-book" style:next-style-name="p">
      <style:paragraph-properties fo:margin-top="0mm" fo:margin-bottom="70.01mm"/>
      <style:text-properties fo:font-variant="normal" fo:text-transform="none" fo:font-size="12pt" fo:font-weight="normal"/>
    </style:style>
    <style:style style:name="p-meta-author" style:family="paragraph" style:parent-style-name="p-center"/>
    <style:style style:name="p-meta-abstract" style:family="paragraph" style:parent-style-name="p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text-transform="uppercase" style:font-name="Times New Roman2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margin-top="4.99mm" fo:margin-bottom="1.99mm" fo:text-indent="0mm" style:auto-text-indent="false">
        <style:tab-stops>
          <style:tab-stop style:position="129.98m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24.99m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Index" style:class="index" style:master-page-name="">
      <style:paragraph-properties fo:margin-left="9.98mm" fo:margin-right="0mm" fo:text-indent="0mm" style:auto-text-indent="false" style:page-number="auto">
        <style:tab-stops>
          <style:tab-stop style:position="120mm" style:type="right" style:leader-style="dotted" style:leader-text="."/>
        </style:tab-stops>
      </style:paragraph-properties>
      <style:text-properties fo:font-size="11pt" fo:font-style="italic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-33% 100%" fo:font-size="9pt"/>
    </style:style>
    <style:style style:name="i-sup" style:family="text">
      <style:text-properties style:text-position="33% 100%" fo:font-size="9pt"/>
    </style:style>
    <style:style style:name="i-latex" style:family="text" style:parent-style-name="i-code"/>
    <text:outline-style style:name="Outline">
      <text:outline-level-style text:level="1" style:num-prefix="Chapter " style:num-format="1">
        <style:list-level-properties text:min-label-distance="3.81mm"/>
      </text:outline-level-style>
      <text:outline-level-style text:level="2" style:num-format="1">
        <style:list-level-properties text:min-label-distance="3.81mm"/>
      </text:outline-level-style>
      <text:outline-level-style text:level="3" style:num-format="1" text:display-levels="2">
        <style:list-level-properties text:min-label-distance="3.81mm"/>
      </text:outline-level-style>
      <text:outline-level-style text:level="4" style:num-format="1" text:display-levels="3">
        <style:list-level-properties text:min-label-distance="3.81mm"/>
      </text:outline-level-style>
      <text:outline-level-style text:level="5" style:num-format="1" text:display-levels="4">
        <style:list-level-properties text:min-label-distance="3.81mm"/>
      </text:outline-level-style>
      <text:outline-level-style text:level="6" style:num-format="1" text:display-levels="5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li1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1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1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1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1n">
      <text:list-level-style-number text:level="1" style:num-suffix="." style:num-format="1">
        <style:list-level-properties text:min-label-width="6mm"/>
      </text:list-level-style-number>
      <text:list-level-style-number text:level="2" style:num-suffix="." style:num-format="1">
        <style:list-level-properties text:min-label-width="6mm"/>
      </text:list-level-style-number>
      <text:list-level-style-number text:level="3" style:num-suffix="." style:num-format="1">
        <style:list-level-properties text:min-label-width="6mm"/>
      </text:list-level-style-number>
      <text:list-level-style-number text:level="4" style:num-suffix="." style:num-format="1">
        <style:list-level-properties text:min-label-width="6mm"/>
      </text:list-level-style-number>
      <text:list-level-style-number text:level="5" style:num-suffix="." style:num-format="1">
        <style:list-level-properties text:min-label-width="6mm"/>
      </text:list-level-style-number>
      <text:list-level-style-number text:level="6" style:num-suffix="." style:num-format="1">
        <style:list-level-properties text:min-label-width="6mm"/>
      </text:list-level-style-number>
      <text:list-level-style-number text:level="7" style:num-suffix="." style:num-format="1">
        <style:list-level-properties text:min-label-width="6mm"/>
      </text:list-level-style-number>
      <text:list-level-style-number text:level="8" style:num-suffix="." style:num-format="1">
        <style:list-level-properties text:min-label-width="6mm"/>
      </text:list-level-style-number>
      <text:list-level-style-number text:level="9" style:num-suffix="." style:num-format="1">
        <style:list-level-properties text:min-label-width="6mm"/>
      </text:list-level-style-number>
      <text:list-level-style-number text:level="10" style:num-suffix="." style:num-format="1">
        <style:list-level-properties text:min-label-width="6mm"/>
      </text:list-level-style-number>
    </text:list-style>
    <text:list-style style:name="li1b">
      <text:list-level-style-bullet text:level="1" style:num-suffix="." text:bullet-char="●">
        <style:list-level-properties text:min-label-width="6mm"/>
      </text:list-level-style-bullet>
      <text:list-level-style-bullet text:level="2" style:num-suffix="." text:bullet-char="○">
        <style:list-level-properties text:min-label-width="6mm"/>
      </text:list-level-style-bullet>
      <text:list-level-style-bullet text:level="3" style:num-suffix="." text:bullet-char="■">
        <style:list-level-properties text:min-label-width="6mm"/>
      </text:list-level-style-bullet>
      <text:list-level-style-bullet text:level="4" style:num-suffix="." text:bullet-char="●">
        <style:list-level-properties text:min-label-width="6mm"/>
      </text:list-level-style-bullet>
      <text:list-level-style-bullet text:level="5" style:num-suffix="." text:bullet-char="○">
        <style:list-level-properties text:min-label-width="6mm"/>
      </text:list-level-style-bullet>
      <text:list-level-style-bullet text:level="6" style:num-suffix="." text:bullet-char="■">
        <style:list-level-properties text:min-label-width="6mm"/>
      </text:list-level-style-bullet>
      <text:list-level-style-bullet text:level="7" style:num-suffix="." text:bullet-char="●">
        <style:list-level-properties text:min-label-width="6mm"/>
      </text:list-level-style-bullet>
      <text:list-level-style-bullet text:level="8" style:num-suffix="." text:bullet-char="○">
        <style:list-level-properties text:min-label-width="6mm"/>
      </text:list-level-style-bullet>
      <text:list-level-style-bullet text:level="9" style:num-suffix="." text:bullet-char="■">
        <style:list-level-properties text:min-label-width="6mm"/>
      </text:list-level-style-bullet>
      <text:list-level-style-bullet text:level="10" style:num-suffix="." text:bullet-char="●">
        <style:list-level-properties text:min-label-width="6mm"/>
      </text:list-level-style-bullet>
    </text:list-style>
    <text:list-style style:name="li2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2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2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2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2n">
      <text:list-level-style-number text:level="1" style:num-suffix="." style:num-format="1">
        <style:list-level-properties text:min-label-width="6mm"/>
      </text:list-level-style-number>
      <text:list-level-style-number text:level="2" style:num-suffix="." style:num-format="1">
        <style:list-level-properties text:min-label-width="6mm"/>
      </text:list-level-style-number>
      <text:list-level-style-number text:level="3" style:num-suffix="." style:num-format="1">
        <style:list-level-properties text:min-label-width="6mm"/>
      </text:list-level-style-number>
      <text:list-level-style-number text:level="4" style:num-suffix="." style:num-format="1">
        <style:list-level-properties text:min-label-width="6mm"/>
      </text:list-level-style-number>
      <text:list-level-style-number text:level="5" style:num-suffix="." style:num-format="1">
        <style:list-level-properties text:min-label-width="6mm"/>
      </text:list-level-style-number>
      <text:list-level-style-number text:level="6" style:num-suffix="." style:num-format="1">
        <style:list-level-properties text:min-label-width="6mm"/>
      </text:list-level-style-number>
      <text:list-level-style-number text:level="7" style:num-suffix="." style:num-format="1">
        <style:list-level-properties text:min-label-width="6mm"/>
      </text:list-level-style-number>
      <text:list-level-style-number text:level="8" style:num-suffix="." style:num-format="1">
        <style:list-level-properties text:min-label-width="6mm"/>
      </text:list-level-style-number>
      <text:list-level-style-number text:level="9" style:num-suffix="." style:num-format="1">
        <style:list-level-properties text:min-label-width="6mm"/>
      </text:list-level-style-number>
      <text:list-level-style-number text:level="10" style:num-suffix="." style:num-format="1">
        <style:list-level-properties text:min-label-width="6mm"/>
      </text:list-level-style-number>
    </text:list-style>
    <text:list-style style:name="li2b">
      <text:list-level-style-bullet text:level="1" style:num-suffix="." text:bullet-char="●">
        <style:list-level-properties text:min-label-width="6mm"/>
      </text:list-level-style-bullet>
      <text:list-level-style-bullet text:level="2" style:num-suffix="." text:bullet-char="○">
        <style:list-level-properties text:min-label-width="6mm"/>
      </text:list-level-style-bullet>
      <text:list-level-style-bullet text:level="3" style:num-suffix="." text:bullet-char="■">
        <style:list-level-properties text:min-label-width="6mm"/>
      </text:list-level-style-bullet>
      <text:list-level-style-bullet text:level="4" style:num-suffix="." text:bullet-char="●">
        <style:list-level-properties text:min-label-width="6mm"/>
      </text:list-level-style-bullet>
      <text:list-level-style-bullet text:level="5" style:num-suffix="." text:bullet-char="○">
        <style:list-level-properties text:min-label-width="6mm"/>
      </text:list-level-style-bullet>
      <text:list-level-style-bullet text:level="6" style:num-suffix="." text:bullet-char="■">
        <style:list-level-properties text:min-label-width="6mm"/>
      </text:list-level-style-bullet>
      <text:list-level-style-bullet text:level="7" style:num-suffix="." text:bullet-char="●">
        <style:list-level-properties text:min-label-width="6mm"/>
      </text:list-level-style-bullet>
      <text:list-level-style-bullet text:level="8" style:num-suffix="." text:bullet-char="○">
        <style:list-level-properties text:min-label-width="6mm"/>
      </text:list-level-style-bullet>
      <text:list-level-style-bullet text:level="9" style:num-suffix="." text:bullet-char="■">
        <style:list-level-properties text:min-label-width="6mm"/>
      </text:list-level-style-bullet>
      <text:list-level-style-bullet text:level="10" style:num-suffix="." text:bullet-char="●">
        <style:list-level-properties text:min-label-width="6mm"/>
      </text:list-level-style-bullet>
    </text:list-style>
    <text:list-style style:name="li3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3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3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3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3n">
      <text:list-level-style-number text:level="1" style:num-suffix="." style:num-format="1">
        <style:list-level-properties text:min-label-width="6mm"/>
      </text:list-level-style-number>
      <text:list-level-style-number text:level="2" style:num-suffix="." style:num-format="1">
        <style:list-level-properties text:min-label-width="6mm"/>
      </text:list-level-style-number>
      <text:list-level-style-number text:level="3" style:num-suffix="." style:num-format="1">
        <style:list-level-properties text:min-label-width="6mm"/>
      </text:list-level-style-number>
      <text:list-level-style-number text:level="4" style:num-suffix="." style:num-format="1">
        <style:list-level-properties text:min-label-width="6mm"/>
      </text:list-level-style-number>
      <text:list-level-style-number text:level="5" style:num-suffix="." style:num-format="1">
        <style:list-level-properties text:min-label-width="6mm"/>
      </text:list-level-style-number>
      <text:list-level-style-number text:level="6" style:num-suffix="." style:num-format="1">
        <style:list-level-properties text:min-label-width="6mm"/>
      </text:list-level-style-number>
      <text:list-level-style-number text:level="7" style:num-suffix="." style:num-format="1">
        <style:list-level-properties text:min-label-width="6mm"/>
      </text:list-level-style-number>
      <text:list-level-style-number text:level="8" style:num-suffix="." style:num-format="1">
        <style:list-level-properties text:min-label-width="6mm"/>
      </text:list-level-style-number>
      <text:list-level-style-number text:level="9" style:num-suffix="." style:num-format="1">
        <style:list-level-properties text:min-label-width="6mm"/>
      </text:list-level-style-number>
      <text:list-level-style-number text:level="10" style:num-suffix="." style:num-format="1">
        <style:list-level-properties text:min-label-width="6mm"/>
      </text:list-level-style-number>
    </text:list-style>
    <text:list-style style:name="li3b">
      <text:list-level-style-bullet text:level="1" style:num-suffix="." text:bullet-char="●">
        <style:list-level-properties text:min-label-width="6mm"/>
      </text:list-level-style-bullet>
      <text:list-level-style-bullet text:level="2" style:num-suffix="." text:bullet-char="○">
        <style:list-level-properties text:min-label-width="6mm"/>
      </text:list-level-style-bullet>
      <text:list-level-style-bullet text:level="3" style:num-suffix="." text:bullet-char="■">
        <style:list-level-properties text:min-label-width="6mm"/>
      </text:list-level-style-bullet>
      <text:list-level-style-bullet text:level="4" style:num-suffix="." text:bullet-char="●">
        <style:list-level-properties text:min-label-width="6mm"/>
      </text:list-level-style-bullet>
      <text:list-level-style-bullet text:level="5" style:num-suffix="." text:bullet-char="○">
        <style:list-level-properties text:min-label-width="6mm"/>
      </text:list-level-style-bullet>
      <text:list-level-style-bullet text:level="6" style:num-suffix="." text:bullet-char="■">
        <style:list-level-properties text:min-label-width="6mm"/>
      </text:list-level-style-bullet>
      <text:list-level-style-bullet text:level="7" style:num-suffix="." text:bullet-char="●">
        <style:list-level-properties text:min-label-width="6mm"/>
      </text:list-level-style-bullet>
      <text:list-level-style-bullet text:level="8" style:num-suffix="." text:bullet-char="○">
        <style:list-level-properties text:min-label-width="6mm"/>
      </text:list-level-style-bullet>
      <text:list-level-style-bullet text:level="9" style:num-suffix="." text:bullet-char="■">
        <style:list-level-properties text:min-label-width="6mm"/>
      </text:list-level-style-bullet>
      <text:list-level-style-bullet text:level="10" style:num-suffix="." text:bullet-char="●">
        <style:list-level-properties text:min-label-width="6mm"/>
      </text:list-level-style-bullet>
    </text:list-style>
    <text:list-style style:name="li4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4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4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4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4n">
      <text:list-level-style-number text:level="1" style:num-suffix="." style:num-format="1">
        <style:list-level-properties text:min-label-width="6mm"/>
      </text:list-level-style-number>
      <text:list-level-style-number text:level="2" style:num-suffix="." style:num-format="1">
        <style:list-level-properties text:min-label-width="6mm"/>
      </text:list-level-style-number>
      <text:list-level-style-number text:level="3" style:num-suffix="." style:num-format="1">
        <style:list-level-properties text:min-label-width="6mm"/>
      </text:list-level-style-number>
      <text:list-level-style-number text:level="4" style:num-suffix="." style:num-format="1">
        <style:list-level-properties text:min-label-width="6mm"/>
      </text:list-level-style-number>
      <text:list-level-style-number text:level="5" style:num-suffix="." style:num-format="1">
        <style:list-level-properties text:min-label-width="6mm"/>
      </text:list-level-style-number>
      <text:list-level-style-number text:level="6" style:num-suffix="." style:num-format="1">
        <style:list-level-properties text:min-label-width="6mm"/>
      </text:list-level-style-number>
      <text:list-level-style-number text:level="7" style:num-suffix="." style:num-format="1">
        <style:list-level-properties text:min-label-width="6mm"/>
      </text:list-level-style-number>
      <text:list-level-style-number text:level="8" style:num-suffix="." style:num-format="1">
        <style:list-level-properties text:min-label-width="6mm"/>
      </text:list-level-style-number>
      <text:list-level-style-number text:level="9" style:num-suffix="." style:num-format="1">
        <style:list-level-properties text:min-label-width="6mm"/>
      </text:list-level-style-number>
      <text:list-level-style-number text:level="10" style:num-suffix="." style:num-format="1">
        <style:list-level-properties text:min-label-width="6mm"/>
      </text:list-level-style-number>
    </text:list-style>
    <text:list-style style:name="li4b">
      <text:list-level-style-bullet text:level="1" style:num-suffix="." text:bullet-char="●">
        <style:list-level-properties text:min-label-width="6mm"/>
      </text:list-level-style-bullet>
      <text:list-level-style-bullet text:level="2" style:num-suffix="." text:bullet-char="○">
        <style:list-level-properties text:min-label-width="6mm"/>
      </text:list-level-style-bullet>
      <text:list-level-style-bullet text:level="3" style:num-suffix="." text:bullet-char="■">
        <style:list-level-properties text:min-label-width="6mm"/>
      </text:list-level-style-bullet>
      <text:list-level-style-bullet text:level="4" style:num-suffix="." text:bullet-char="●">
        <style:list-level-properties text:min-label-width="6mm"/>
      </text:list-level-style-bullet>
      <text:list-level-style-bullet text:level="5" style:num-suffix="." text:bullet-char="○">
        <style:list-level-properties text:min-label-width="6mm"/>
      </text:list-level-style-bullet>
      <text:list-level-style-bullet text:level="6" style:num-suffix="." text:bullet-char="■">
        <style:list-level-properties text:min-label-width="6mm"/>
      </text:list-level-style-bullet>
      <text:list-level-style-bullet text:level="7" style:num-suffix="." text:bullet-char="●">
        <style:list-level-properties text:min-label-width="6mm"/>
      </text:list-level-style-bullet>
      <text:list-level-style-bullet text:level="8" style:num-suffix="." text:bullet-char="○">
        <style:list-level-properties text:min-label-width="6mm"/>
      </text:list-level-style-bullet>
      <text:list-level-style-bullet text:level="9" style:num-suffix="." text:bullet-char="■">
        <style:list-level-properties text:min-label-width="6mm"/>
      </text:list-level-style-bullet>
      <text:list-level-style-bullet text:level="10" style:num-suffix="." text:bullet-char="●">
        <style:list-level-properties text:min-label-width="6mm"/>
      </text:list-level-style-bullet>
    </text:list-style>
    <text:list-style style:name="li5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5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5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5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5n">
      <text:list-level-style-number text:level="1" style:num-suffix="." style:num-format="1">
        <style:list-level-properties text:min-label-width="6mm"/>
      </text:list-level-style-number>
      <text:list-level-style-number text:level="2" style:num-suffix="." style:num-format="1">
        <style:list-level-properties text:min-label-width="6mm"/>
      </text:list-level-style-number>
      <text:list-level-style-number text:level="3" style:num-suffix="." style:num-format="1">
        <style:list-level-properties text:min-label-width="6mm"/>
      </text:list-level-style-number>
      <text:list-level-style-number text:level="4" style:num-suffix="." style:num-format="1">
        <style:list-level-properties text:min-label-width="6mm"/>
      </text:list-level-style-number>
      <text:list-level-style-number text:level="5" style:num-suffix="." style:num-format="1">
        <style:list-level-properties text:min-label-width="6mm"/>
      </text:list-level-style-number>
      <text:list-level-style-number text:level="6" style:num-suffix="." style:num-format="1">
        <style:list-level-properties text:min-label-width="6mm"/>
      </text:list-level-style-number>
      <text:list-level-style-number text:level="7" style:num-suffix="." style:num-format="1">
        <style:list-level-properties text:min-label-width="6mm"/>
      </text:list-level-style-number>
      <text:list-level-style-number text:level="8" style:num-suffix="." style:num-format="1">
        <style:list-level-properties text:min-label-width="6mm"/>
      </text:list-level-style-number>
      <text:list-level-style-number text:level="9" style:num-suffix="." style:num-format="1">
        <style:list-level-properties text:min-label-width="6mm"/>
      </text:list-level-style-number>
      <text:list-level-style-number text:level="10" style:num-suffix="." style:num-format="1">
        <style:list-level-properties text:min-label-width="6mm"/>
      </text:list-level-style-number>
    </text:list-style>
    <text:list-style style:name="li5b">
      <text:list-level-style-bullet text:level="1" style:num-suffix="." text:bullet-char="●">
        <style:list-level-properties text:min-label-width="6mm"/>
      </text:list-level-style-bullet>
      <text:list-level-style-bullet text:level="2" style:num-suffix="." text:bullet-char="○">
        <style:list-level-properties text:min-label-width="6mm"/>
      </text:list-level-style-bullet>
      <text:list-level-style-bullet text:level="3" style:num-suffix="." text:bullet-char="■">
        <style:list-level-properties text:min-label-width="6mm"/>
      </text:list-level-style-bullet>
      <text:list-level-style-bullet text:level="4" style:num-suffix="." text:bullet-char="●">
        <style:list-level-properties text:min-label-width="6mm"/>
      </text:list-level-style-bullet>
      <text:list-level-style-bullet text:level="5" style:num-suffix="." text:bullet-char="○">
        <style:list-level-properties text:min-label-width="6mm"/>
      </text:list-level-style-bullet>
      <text:list-level-style-bullet text:level="6" style:num-suffix="." text:bullet-char="■">
        <style:list-level-properties text:min-label-width="6mm"/>
      </text:list-level-style-bullet>
      <text:list-level-style-bullet text:level="7" style:num-suffix="." text:bullet-char="●">
        <style:list-level-properties text:min-label-width="6mm"/>
      </text:list-level-style-bullet>
      <text:list-level-style-bullet text:level="8" style:num-suffix="." text:bullet-char="○">
        <style:list-level-properties text:min-label-width="6mm"/>
      </text:list-level-style-bullet>
      <text:list-level-style-bullet text:level="9" style:num-suffix="." text:bullet-char="■">
        <style:list-level-properties text:min-label-width="6mm"/>
      </text:list-level-style-bullet>
      <text:list-level-style-bullet text:level="10" style:num-suffix="." text:bullet-char="●">
        <style:list-level-properties text:min-label-width="6mm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4.99mm" fo:margin-bottom="24.99mm" fo:margin-left="40.01mm" fo:margin-right="40.01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2" style:page-usage="left">
      <style:page-layout-properties fo:page-width="209.99mm" fo:page-height="296.99mm" style:num-format="1" style:print-orientation="portrait" fo:margin-top="24.99mm" fo:margin-bottom="24.99mm" fo:margin-left="40.01mm" fo:margin-right="40.01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209.99mm" fo:page-height="296.99mm" style:num-format="1" style:print-orientation="portrait" fo:margin-top="24.99mm" fo:margin-bottom="24.99mm" fo:margin-left="40.01mm" fo:margin-right="40.01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4">
      <style:page-layout-properties fo:page-width="210.06mm" fo:page-height="296.93mm" style:num-format="1" style:print-orientation="portrait" fo:margin-top="24.99mm" fo:margin-bottom="24.99mm" fo:margin-left="40.01mm" fo:margin-right="40.01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9.99mm" fo:page-height="296.99mm" style:num-format="i" style:print-orientation="portrait" fo:margin-top="24.99mm" fo:margin-bottom="24.99mm" fo:margin-left="40.01mm" fo:margin-right="40.01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6">
      <style:page-layout-properties fo:page-width="209.99mm" fo:page-height="296.99mm" style:num-format="1" style:print-orientation="portrait" fo:margin-top="24.99mm" fo:margin-bottom="24.99mm" fo:margin-left="40.01mm" fo:margin-right="40.01mm" style:shadow="none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itle>Dissertation title</text:title></text:p>
      </style:header>
      <style:header-left>
        <text:p text:style-name="Header"><text:chapter text:display="number" text:outline-level="1">Chapter 1</text:chapter> <text:s/><text:chapter text:display="name" text:outline-level="1">Title</text:chapter></text:p>
      </style:header-left>
      <style:footer>
        <text:p text:style-name="MP1"><text:page-number text:select-page="current">1</text:page-number></text:p>
      </style:footer>
      <style:footer-left>
        <text:p text:style-name="MP2"><text:page-number text:select-page="current">1</text:page-number></text:p>
      </style:footer-left>
    </style:master-page>
    <style:master-page style:name="Left_20_Page" style:display-name="Left Page" style:page-layout-name="Mpm2">
      <style:header>
        <text:p text:style-name="Header"><text:chapter text:display="number" text:outline-level="1"/> <text:chapter text:display="name" text:outline-level="1"/></text:p>
      </style:header>
      <style:footer>
        <text:p text:style-name="Footer"><text:page-number text:select-page="current">1</text:page-number></text:p>
      </style:footer>
    </style:master-page>
    <style:master-page style:name="Right_20_Page" style:display-name="Right Page" style:page-layout-name="Mpm3">
      <style:header>
        <text:p text:style-name="Header"><text:title>Dissertation title</text:title></text:p>
      </style:header>
      <style:footer>
        <text:p text:style-name="MP2"><text:page-number text:select-page="current">1</text:page-number></text:p>
      </style:footer>
    </style:master-page>
    <style:master-page style:name="First_20_Page" style:display-name="First Page" style:page-layout-name="Mpm4" style:next-style-name="Standard"/>
    <style:master-page style:name="Initial_20_Page" style:display-name="Initial Page" style:page-layout-name="Mpm5">
      <style:footer>
        <text:p text:style-name="MP2"><text:page-number text:select-page="current">1</text:page-number></text:p>
      </style:footer>
      <style:footer-left>
        <text:p text:style-name="Footer"><text:page-number text:select-page="current">1</text:page-number></text:p>
      </style:footer-left>
    </style:master-page>
    <style:master-page style:name="Title_20_Page" style:display-name="Title Page" style:page-layout-name="Mpm6" style:next-style-name="Initial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Dissertation title</dc:title>
    <meta:initial-creator>Daniel de Byl</meta:initial-creator>
    <meta:creation-date>2009-03-16T13:00:25</meta:creation-date>
    <dc:creator>Daniel de Byl</dc:creator>
    <dc:date>2009-03-17T12:07:23.33</dc:date>
    <meta:editing-cycles>22</meta:editing-cycles>
    <meta:editing-duration>PT03H45M47S</meta:editing-duration>
    <meta:document-statistic meta:table-count="1" meta:image-count="0" meta:object-count="0" meta:page-count="7" meta:paragraph-count="35" meta:word-count="115" meta:character-count="797"/>
    <meta:user-defined meta:name="Info 1"/>
    <meta:user-defined meta:name="Info 2"/>
    <meta:user-defined meta:name="Info 3"/>
    <meta:user-defined meta:name="Info 4"/>
  </office:meta>
</office:document-meta>
</file>